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2908" officeooo:paragraph-rsid="001f290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2908" officeooo:paragraph-rsid="001f2908" style:font-weight-asian="bold" style:font-weight-complex="bold"/>
    </style:style>
    <style:style style:name="P3" style:family="paragraph" style:parent-style-name="Standard">
      <style:text-properties fo:font-weight="bold" officeooo:rsid="001f2908" officeooo:paragraph-rsid="001f2908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1f2908" officeooo:paragraph-rsid="001f2908" style:font-weight-asian="bold" style:font-weight-complex="bold"/>
    </style:style>
    <style:style style:name="P5" style:family="paragraph" style:parent-style-name="Standard" style:list-style-name="L1">
      <style:text-properties officeooo:rsid="001f2908" officeooo:paragraph-rsid="001f2908"/>
    </style:style>
    <style:style style:name="P6" style:family="paragraph" style:parent-style-name="Standard" style:list-style-name="L2">
      <style:text-properties officeooo:rsid="001f2908" officeooo:paragraph-rsid="001f2908"/>
    </style:style>
    <style:style style:name="P7" style:family="paragraph" style:parent-style-name="Standard" style:list-style-name="L2">
      <style:text-properties officeooo:rsid="001f2908" officeooo:paragraph-rsid="0020418e"/>
    </style:style>
    <style:style style:name="P8" style:family="paragraph" style:parent-style-name="Standard" style:list-style-name="L5">
      <loext:graphic-properties draw:fill="none"/>
      <style:paragraph-properties fo:background-color="transparent"/>
      <style:text-properties officeooo:rsid="001f2908" officeooo:paragraph-rsid="001f2908"/>
    </style:style>
    <style:style style:name="P9" style:family="paragraph" style:parent-style-name="Standard" style:list-style-name="L5">
      <loext:graphic-properties draw:fill="none"/>
      <style:paragraph-properties fo:background-color="transparent"/>
      <style:text-properties officeooo:rsid="001f2908" officeooo:paragraph-rsid="0021bc68"/>
    </style:style>
    <style:style style:name="P10" style:family="paragraph" style:parent-style-name="Standard" style:list-style-name="L2">
      <style:text-properties officeooo:paragraph-rsid="001f2908"/>
    </style:style>
    <style:style style:name="P11" style:family="paragraph" style:parent-style-name="Standard" style:list-style-name="L2">
      <style:text-properties fo:font-weight="bold" officeooo:rsid="001f2908" officeooo:paragraph-rsid="001f2908" style:font-weight-asian="bold" style:font-weight-complex="bold"/>
    </style:style>
    <style:style style:name="P12" style:family="paragraph" style:parent-style-name="Standard" style:list-style-name="L2">
      <style:text-properties fo:font-weight="bold" officeooo:rsid="001f2908" officeooo:paragraph-rsid="0020418e" style:font-weight-asian="bold" style:font-weight-complex="bold"/>
    </style:style>
    <style:style style:name="P13" style:family="paragraph" style:parent-style-name="Standard">
      <style:text-properties fo:font-weight="bold" officeooo:rsid="001f2908" officeooo:paragraph-rsid="001f2908" style:font-weight-asian="bold" style:font-weight-complex="bold"/>
    </style:style>
    <style:style style:name="P14" style:family="paragraph" style:parent-style-name="Standard">
      <loext:graphic-properties draw:fill="none"/>
      <style:paragraph-properties fo:background-color="transparent"/>
      <style:text-properties fo:font-weight="bold" officeooo:rsid="001f2908" officeooo:paragraph-rsid="001f2908" style:font-weight-asian="bold" style:font-weight-complex="bold"/>
    </style:style>
    <style:style style:name="P15" style:family="paragraph" style:parent-style-name="Standard" style:list-style-name="L3">
      <style:text-properties fo:font-weight="bold" officeooo:rsid="001f2908" officeooo:paragraph-rsid="0020418e" style:font-weight-asian="bold" style:font-weight-complex="bold"/>
    </style:style>
    <style:style style:name="P16" style:family="paragraph" style:parent-style-name="Standard" style:list-style-name="L3">
      <style:text-properties fo:font-weight="bold" officeooo:rsid="001f2908" officeooo:paragraph-rsid="001f2908" style:font-weight-asian="bold" style:font-weight-complex="bold"/>
    </style:style>
    <style:style style:name="P17" style:family="paragraph" style:parent-style-name="Standard" style:list-style-name="L4">
      <style:text-properties fo:font-weight="bold" officeooo:rsid="001f2908" officeooo:paragraph-rsid="001f2908" style:font-weight-asian="bold" style:font-weight-complex="bold"/>
    </style:style>
    <style:style style:name="P18" style:family="paragraph" style:parent-style-name="Standard" style:list-style-name="L4">
      <style:text-properties fo:font-weight="bold" officeooo:rsid="001f2908" officeooo:paragraph-rsid="0020a6c1" style:font-weight-asian="bold" style:font-weight-complex="bold"/>
    </style:style>
    <style:style style:name="P19" style:family="paragraph" style:parent-style-name="Standard" style:list-style-name="L5">
      <loext:graphic-properties draw:fill="none"/>
      <style:paragraph-properties fo:background-color="transparent"/>
      <style:text-properties fo:font-weight="bold" officeooo:rsid="001f2908" officeooo:paragraph-rsid="001f2908" style:font-weight-asian="bold" style:font-weight-complex="bold"/>
    </style:style>
    <style:style style:name="P20" style:family="paragraph" style:parent-style-name="Standard" style:list-style-name="L5">
      <loext:graphic-properties draw:fill="none"/>
      <style:paragraph-properties fo:background-color="transparent"/>
      <style:text-properties fo:font-weight="bold" officeooo:rsid="001f2908" officeooo:paragraph-rsid="0020a6c1" style:font-weight-asian="bold" style:font-weight-complex="bold"/>
    </style:style>
    <style:style style:name="P21" style:family="paragraph" style:parent-style-name="Standard" style:list-style-name="L6">
      <style:text-properties fo:font-weight="bold" officeooo:rsid="001f2908" officeooo:paragraph-rsid="001f2908" style:font-weight-asian="bold" style:font-weight-complex="bold"/>
    </style:style>
    <style:style style:name="P22" style:family="paragraph" style:parent-style-name="Standard" style:list-style-name="L6">
      <style:text-properties fo:font-weight="bold" officeooo:rsid="001f2908" officeooo:paragraph-rsid="0021bc68" style:font-weight-asian="bold" style:font-weight-complex="bold"/>
    </style:style>
    <style:style style:name="P23" style:family="paragraph" style:parent-style-name="Standard" style:list-style-name="L2">
      <style:text-properties fo:font-weight="bold" officeooo:paragraph-rsid="001f2908" style:font-weight-asian="bold" style:font-weight-complex="bold"/>
    </style:style>
    <style:style style:name="P24" style:family="paragraph" style:parent-style-name="Standard" style:list-style-name="L3">
      <style:text-properties fo:font-weight="bold" officeooo:rsid="001f2908" officeooo:paragraph-rsid="001f2908" fo:background-color="#ffff00" style:font-weight-asian="bold" style:font-weight-complex="bold"/>
    </style:style>
    <style:style style:name="P25" style:family="paragraph" style:parent-style-name="Standard" style:list-style-name="L3">
      <style:text-properties fo:font-weight="bold" officeooo:rsid="001f2908" officeooo:paragraph-rsid="0020418e" fo:background-color="#ffff00" style:font-weight-asian="bold" style:font-weight-complex="bold"/>
    </style:style>
    <style:style style:name="P26" style:family="paragraph" style:parent-style-name="Standard" style:list-style-name="L3">
      <style:text-properties officeooo:paragraph-rsid="001f2908"/>
    </style:style>
    <style:style style:name="P27" style:family="paragraph" style:parent-style-name="Standard" style:list-style-name="L5">
      <loext:graphic-properties draw:fill="none"/>
      <style:paragraph-properties fo:background-color="transparent"/>
      <style:text-properties officeooo:paragraph-rsid="0021bc68"/>
    </style:style>
    <style:style style:name="P28" style:family="paragraph" style:parent-style-name="Standard" style:list-style-name="L6"/>
    <style:style style:name="P29" style:family="paragraph" style:parent-style-name="Standard" style:list-style-name="L6">
      <style:text-properties officeooo:paragraph-rsid="0021bc68"/>
    </style:style>
    <style:style style:name="P30" style:family="paragraph" style:parent-style-name="Standard" style:list-style-name="L6">
      <style:text-properties officeooo:paragraph-rsid="001f2908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f29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908" style:font-weight-asian="bold" style:font-weight-complex="bold"/>
    </style:style>
    <style:style style:name="T4" style:family="text">
      <style:text-properties fo:font-weight="bold" officeooo:rsid="0020a6c1" style:font-weight-asian="bold" style:font-weight-complex="bold"/>
    </style:style>
    <style:style style:name="T5" style:family="text">
      <style:text-properties fo:font-weight="bold" officeooo:rsid="0021bc6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2908" style:font-weight-asian="normal" style:font-weight-complex="normal"/>
    </style:style>
    <style:style style:name="T8" style:family="text">
      <style:text-properties fo:font-weight="normal" officeooo:rsid="0020418e" style:font-weight-asian="normal" style:font-weight-complex="normal"/>
    </style:style>
    <style:style style:name="T9" style:family="text">
      <style:text-properties fo:font-weight="normal" officeooo:rsid="0020a6c1" style:font-weight-asian="normal" style:font-weight-complex="normal"/>
    </style:style>
    <style:style style:name="T10" style:family="text">
      <style:text-properties fo:font-weight="normal" officeooo:rsid="0021bc68" style:font-weight-asian="normal" style:font-weight-complex="normal"/>
    </style:style>
    <style:style style:name="T11" style:family="text">
      <style:text-properties fo:font-weight="normal" officeooo:rsid="00245104" style:font-weight-asian="normal" style:font-weight-complex="normal"/>
    </style:style>
    <style:style style:name="T12" style:family="text">
      <style:text-properties officeooo:rsid="0020418e"/>
    </style:style>
    <style:style style:name="T13" style:family="text">
      <style:text-properties officeooo:rsid="0020a6c1"/>
    </style:style>
    <style:style style:name="T14" style:family="text">
      <style:text-properties officeooo:rsid="0021bc68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TP2 HISTORIA DE USUARIO</text:p>
      <text:p text:style-name="P1"/>
      <text:list text:style-name="L1">
        <text:list-item>
          <text:p text:style-name="P5"><text:span text:style-name="T2">ID:</text:span> <text:s/>&lt;Ar/er/ir&gt; &lt;Sustantivo&gt;</text:p>
        </text:list-item>
        <text:list-item>
          <text:p text:style-name="P5"><text:span text:style-name="T2">Titulo:</text:span> <text:s/>Como &lt;Rol&gt; quiero &lt;Algo&gt; para &lt;beneficio&gt;.</text:p>
        </text:list-item>
        <text:list-item>
          <text:p text:style-name="P5"><text:span text:style-name="T2">Reglas de negocio:</text:span> Conjunto de condiciones a cumplir obligatoriamente. </text:p>
        </text:list-item>
        <text:list-item>
          <text:p text:style-name="P5"><text:span text:style-name="T2">Criterios de aceptación:</text:span> Criterios por los cuales una historia cumple con las expectativas del cliente;</text:p>
          <text:list>
            <text:list-item>
              <text:p text:style-name="P5"><text:span text:style-name="T2">escenario 1:</text:span> &lt;titulo del criterio&gt;</text:p>
              <text:list>
                <text:list-header>
                  <text:p text:style-name="P5"><text:span text:style-name="T2">Dado</text:span> &lt;<text:span text:style-name="T13">dado un X de nombre “fulanito”</text:span>&gt; (<text:span text:style-name="T13">es lo que te va a condicionar el escenario</text:span>)</text:p>
                  <text:p text:style-name="P5"><text:span text:style-name="T2">Cuando</text:span> &lt;ocurre el evento&gt; (es igual al anterior pero se pone <text:span text:style-name="T13">todos los datos que debo ingresar en la <text:s/>restricción</text:span>)</text:p>
                  <text:p text:style-name="P5"><text:span text:style-name="T2">Entonces</text:span> &lt;garantiza uno o mas resultados&gt;</text:p>
                </text:list-header>
              </text:list>
            </text:list-item>
            <text:list-item>
              <text:p text:style-name="P5"><text:span text:style-name="T2">escenario 2:</text:span> ….</text:p>
            </text:list-item>
          </text:list>
        </text:list-item>
      </text:list>
      <text:p text:style-name="P1"/>
      <text:p text:style-name="P1">Ejercicio2 )- <text:s/>POSGRADO</text:p>
      <text:p text:style-name="P1"/>
      <text:p text:style-name="P1"><text:span text:style-name="T2">Id</text:span>: Cargar carreras al sistema</text:p>
      <text:p text:style-name="P1"><text:span text:style-name="T2">Titulo</text:span>: Como &lt;Empleado administrativo&gt; quiero &lt;Cargar carreras en el sistema &gt; para &lt;poder visualizarlas en el sistema y que los alumnos puedan anotarse&gt;.</text:p>
      <text:p text:style-name="P1"><text:span text:style-name="T2">Reglas de negocio</text:span>: El nombre de la carrera no puede estar repetido y la duración máxima de una carrera es de 5 años.</text:p>
      <text:p text:style-name="P1"><text:span text:style-name="T2">Criterios de aceptación</text:span>: </text:p>
      <text:list xml:id="list4290428311" text:style-name="L2">
        <text:list-item>
          <text:p text:style-name="P6"><text:span text:style-name="T2">Escenario 1</text:span>: Carga exitosa de carrera.</text:p>
          <text:list>
            <text:list-item>
              <text:p text:style-name="P6"><text:span text:style-name="T2">Dada</text:span> <text:span text:style-name="T12">el empleado “jose perez ” que ingreso en el sistema </text:span>una carrera con nombre “Ingeniería en computación ”, que no se encuentra previamente cargada, de 5 años de duración</text:p>
            </text:list-item>
            <text:list-item>
              <text:p text:style-name="P6"><text:span text:style-name="T2">Cuando</text:span> “<text:span text:style-name="T12">jose perez</text:span>” cargue el nombre “Ingeniería en computación ”, 5 años , precio $50000 y cantidad de cuotas 24.</text:p>
            </text:list-item>
            <text:list-item>
              <text:p text:style-name="P6"><text:span text:style-name="T2">Entonces</text:span> la carrera se carga en el sistema.</text:p>
            </text:list-item>
          </text:list>
        </text:list-item>
        <text:list-item>
          <text:p text:style-name="P10"><text:span text:style-name="T3">Escenario 2</text:span><text:span text:style-name="T1">: <text:s/>Carga fallida por carrera repetida</text:span></text:p>
          <text:list>
            <text:list-item>
              <text:p text:style-name="P7"><text:span text:style-name="T2">Dada </text:span><text:span text:style-name="T8">el empleado “jose perez ” que carga u</text:span>na carrera con nombre “Ingeniería en computación”, previamente cargada en el sistema.</text:p>
            </text:list-item>
            <text:list-item>
              <text:p text:style-name="P6"><text:span text:style-name="T2">Cuando</text:span> <text:span text:style-name="T12">el empleado </text:span>carg<text:span text:style-name="T12">ue</text:span> <text:span text:style-name="T12">en el sistema </text:span>el nombre “Ingeniería en computación ”, 5años , precio $50000 y cantidad de cuotas 24.</text:p>
            </text:list-item>
            <text:list-item>
              <text:p text:style-name="P6"><text:span text:style-name="T2">Entonces</text:span> el sistema informara que la carrera ya se encuentra cargada.</text:p>
            </text:list-item>
          </text:list>
        </text:list-item>
        <text:list-item>
          <text:p text:style-name="P6"><text:span text:style-name="T2">Escenario 3</text:span>: Carga fallida por cantidad de anos máximos de la carrera.</text:p>
          <text:list>
            <text:list-item>
              <text:p text:style-name="P7"><text:span text:style-name="T2">Dada</text:span> <text:span text:style-name="T12">el empleado “jose perez ” que ingreso en el sistema </text:span>la carrera “Analista programador universitario”, de 7 años de duración.</text:p>
            </text:list-item>
            <text:list-item>
              <text:p text:style-name="P6"><text:span text:style-name="T2">Cuando</text:span> <text:span text:style-name="T12">el empleado </text:span>cargue el nombre “Analista programador universitario”, 7 años de duración. Precio 70000 y 36 cuotas.</text:p>
            </text:list-item>
            <text:list-item>
              <text:p text:style-name="P6"><text:span text:style-name="T2">Entonces</text:span> el sistema nos informara que la cantidad de años supera la maxima. </text:p>
            </text:list-item>
          </text:list>
        </text:list-item>
      </text:list>
      <text:p text:style-name="P1"/>
      <text:p text:style-name="P1"><text:span text:style-name="T2">Id</text:span> : Registrarse</text:p>
      <text:p text:style-name="P1"><text:span text:style-name="T2">Titulo</text:span>: Como &lt;Alumno&gt; quiero &lt;registrarme en el sistema&gt; para &lt;poder anotarme en la carrera&gt;.</text:p>
      <text:p text:style-name="P1"><text:span text:style-name="T2">Reglas de negocio</text:span>: El alumno debe tener nombre de usuario único y contraseña mayor a 6 dígitos.</text:p>
      <text:p text:style-name="P1"><text:span text:style-name="T2">Criterios de aceptación</text:span>: </text:p>
      <text:list xml:id="list134746038724191" text:continue-numbering="true" text:style-name="L2">
        <text:list-item>
          <text:p text:style-name="P6"><text:span text:style-name="T2">Escenario 1</text:span>: Registro exitoso</text:p>
          <text:list>
            <text:list-item>
              <text:p text:style-name="P6"><text:span text:style-name="T2">Dado </text:span><text:span text:style-name="T6">un alumno “Francisco Gonzalez”, nombre de usuario: “PanchoUPA”, el cual no esta registrado en el sistema, y </text:span><text:span text:style-name="T8">contraseña </text:span><text:span text:style-name="T6">”123456</text:span><text:span text:style-name="T8">7</text:span><text:span text:style-name="T6">”.</text:span></text:p>
            </text:list-item>
            <text:list-item>
              <text:p text:style-name="P7"><text:span text:style-name="T2">Cuando</text:span> <text:span text:style-name="T6">un alumno </text:span><text:span text:style-name="T8">se ingresa en el sistema </text:span><text:span text:style-name="T6">con nombre “Francisco”, apellido “Gonzalez”, nombre de usuario: “PanchoUPA” y contraseña “123456</text:span><text:span text:style-name="T8">7</text:span><text:span text:style-name="T6">” </text:span></text:p>
            </text:list-item>
            <text:list-item>
              <text:p text:style-name="P6"><text:span text:style-name="T2">Entonces </text:span><text:span text:style-name="T6">el ususario se registra en el sistema</text:span><text:span text:style-name="T2">.</text:span></text:p>
              <text:p text:style-name="P6"><text:soft-page-break/></text:p>
            </text:list-item>
          </text:list>
        </text:list-item>
        <text:list-item>
          <text:p text:style-name="P6"><text:span text:style-name="T2">Escenario 2: </text:span><text:span text:style-name="T6">Registro fallido por nombre de usuario repetido.</text:span></text:p>
          <text:list>
            <text:list-item>
              <text:p text:style-name="P11">Dado<text:span text:style-name="T6"> un alumno “Francisco Gonzalez”, nombre de usuario: “PanchoUPA”, el cual esta previamente registrado en el sistema.</text:span></text:p>
            </text:list-item>
            <text:list-item>
              <text:p text:style-name="P12">Cuando<text:span text:style-name="T6"> un alumno </text:span><text:span text:style-name="T8">se ingresa en el sistema </text:span><text:span text:style-name="T6">con nombre “Francisco”, apellido “Gonzalez”, nombre de usuario: “PanchoUPA” y contraseña “123456</text:span><text:span text:style-name="T8">7</text:span><text:span text:style-name="T6">”.</text:span></text:p>
            </text:list-item>
            <text:list-item>
              <text:p text:style-name="P11">Entonces <text:span text:style-name="T6">el sistema informará que el nombre de usuario ya se encuentra registrado.</text:span></text:p>
            </text:list-item>
          </text:list>
        </text:list-item>
        <text:list-item>
          <text:p text:style-name="P23"><text:span text:style-name="T1">Escenario 3 : </text:span><text:span text:style-name="T7">Registro fallido por contraseña invalida.</text:span></text:p>
          <text:list>
            <text:list-item>
              <text:p text:style-name="P11">Dado<text:span text:style-name="T6"> un alumno con nombre “Virgi Massa” y nombre de usuario “Massacote123” y contraseña “1234”</text:span></text:p>
            </text:list-item>
            <text:list-item>
              <text:p text:style-name="P12">Cuando <text:span text:style-name="T6">ingrese un alumno con nombre “Virgi”</text:span><text:span text:style-name="T8"> apellido ”</text:span><text:span text:style-name="T6">Massa” y nombre de usuario “Massacote123” y contraseña “1234”.</text:span></text:p>
            </text:list-item>
            <text:list-item>
              <text:p text:style-name="P11">Entonces<text:span text:style-name="T6"> el sistema informara que la contraseña es invalida’.</text:span></text:p>
            </text:list-item>
          </text:list>
        </text:list-item>
      </text:list>
      <text:p text:style-name="P3"/>
      <text:p text:style-name="P3">ID: <text:span text:style-name="T6">Iniciar Sesión</text:span></text:p>
      <text:p text:style-name="P3">Titulo<text:span text:style-name="T6">: Como &lt;Alumno&gt; quiero &lt;ingresar al sistema&gt; para &lt;anotarme en la carrera&gt;.</text:span></text:p>
      <text:p text:style-name="P3">Reglas de negocio: -</text:p>
      <text:p text:style-name="P3">Criterio de aceptación:</text:p>
      <text:list text:style-name="L3">
        <text:list-item>
          <text:p text:style-name="P26"><text:span text:style-name="T3">Escenario 1: </text:span><text:span text:style-name="T7">Inicio Exitoso</text:span></text:p>
          <text:list>
            <text:list-item>
              <text:p text:style-name="P26"><text:span text:style-name="T3">Dado </text:span><text:span text:style-name="T6">un alumno</text:span><text:span text:style-name="T7"> “</text:span><text:span text:style-name="T8">Virgi Massa</text:span><text:span text:style-name="T7">” registrado en el sistema </text:span><text:span text:style-name="T8">y contraseña “1234567” que corresponde al usuario.</text:span></text:p>
            </text:list-item>
            <text:list-item>
              <text:p text:style-name="P15">Cuando <text:span text:style-name="T6">ingrese el nombre de usuario “Massacote123” con contraseña “123456</text:span><text:span text:style-name="T8">7</text:span><text:span text:style-name="T6">”</text:span></text:p>
            </text:list-item>
            <text:list-item>
              <text:p text:style-name="P16">Entonces<text:span text:style-name="T6"> </text:span><text:span text:style-name="T8">el usuario </text:span><text:span text:style-name="T6">ingresa </text:span><text:span text:style-name="T8">a</text:span><text:span text:style-name="T6">l sistema.</text:span></text:p>
            </text:list-item>
          </text:list>
        </text:list-item>
        <text:list-item>
          <text:p text:style-name="P24">Escenario 2: <text:span text:style-name="T6">Inicio Fallido por Usuario invalido o contraseña invalida</text:span><text:span text:style-name="T6"><office:annotation loext:resolved="false"><dc:creator>Autor desconocido</dc:creator><dc:date>2023-10-13T12:38:00.887000000</dc:date><text:p text:style-name="P31"><text:span text:style-name="T15">Consultarlo en la practica</text:span></text:p></office:annotation></text:span></text:p>
          <text:list>
            <text:list-item>
              <text:p text:style-name="P24">Dado <text:span text:style-name="T6">un </text:span><text:span text:style-name="T8">alumno que quiere ingresar </text:span><text:span text:style-name="T6">nombre de usuario “Holi665” con contraseña “123455</text:span><text:span text:style-name="T8">7</text:span><text:span text:style-name="T6">”, </text:span><text:span text:style-name="T9">usuario no registrado o la contraseña no corresponde</text:span></text:p>
            </text:list-item>
            <text:list-item>
              <text:p text:style-name="P25">Cuando<text:span text:style-name="T6"> se </text:span><text:span text:style-name="T8">ingresa el nombre </text:span><text:span text:style-name="T6">“Holi665” con contraseña “123455</text:span><text:span text:style-name="T8">7</text:span><text:span text:style-name="T6">” .</text:span></text:p>
            </text:list-item>
            <text:list-item>
              <text:p text:style-name="P24">Entonces<text:span text:style-name="T6"> se informará que el nombre de usuario o contraseña es invalida.</text:span></text:p>
            </text:list-item>
          </text:list>
        </text:list-item>
      </text:list>
      <text:p text:style-name="P3"/>
      <text:p text:style-name="P3">ID: <text:span text:style-name="T6">Cerrar Sesión</text:span></text:p>
      <text:p text:style-name="P3">Título: <text:span text:style-name="T6">Como &lt;Alumno&gt; quiero &lt;cerrar sesión&gt; para &lt;que no quede abierta&gt;.</text:span></text:p>
      <text:p text:style-name="P3">Reglas de negocio<text:span text:style-name="T6">: -</text:span></text:p>
      <text:p text:style-name="P3">Criterio de aceptación<text:span text:style-name="T6">: </text:span></text:p>
      <text:list text:style-name="L4">
        <text:list-item>
          <text:p text:style-name="P17">Escenario 1<text:span text:style-name="T6">: Cierre de sesión exitoso.</text:span></text:p>
          <text:list>
            <text:list-item>
              <text:p text:style-name="P17">Dado <text:span text:style-name="T6">un usuario “</text:span><text:span text:style-name="T9">Holi666</text:span><text:span text:style-name="T6">” logueado en el sistema.</text:span></text:p>
            </text:list-item>
            <text:list-item>
              <text:p text:style-name="P18">Cuando <text:span text:style-name="T6">el usuario “</text:span><text:span text:style-name="T9">Holi666</text:span><text:span text:style-name="T6">” cierre sesión.</text:span></text:p>
            </text:list-item>
            <text:list-item>
              <text:p text:style-name="P17">Entonces <text:span text:style-name="T6">el sistema cierra la sesión actual.</text:span></text:p>
            </text:list-item>
          </text:list>
        </text:list-item>
      </text:list>
      <text:p text:style-name="P4"/>
      <text:p text:style-name="P4">ID: <text:span text:style-name="T6">Inscribir a carrera</text:span></text:p>
      <text:p text:style-name="P4">Titulo<text:span text:style-name="T6">: Como &lt;Alumno&gt; quiero &lt;Anotarme en la carrera&gt; para &lt;poder estudiar&gt;.</text:span></text:p>
      <text:p text:style-name="P4">Reglas de negocio:<text:span text:style-name="T6"> </text:span><text:span text:style-name="T9">El usuario no se puede re inscribir a una carrera previamente inscripto.</text:span></text:p>
      <text:p text:style-name="P4">Criterio de aceptación:</text:p>
      <text:list text:style-name="L5">
        <text:list-item>
          <text:p text:style-name="P8"><text:span text:style-name="T2">Escenario 1: </text:span><text:span text:style-name="T6">Inscripción válida</text:span></text:p>
          <text:list>
            <text:list-item>
              <text:p text:style-name="P19">Dado<text:span text:style-name="T6"> el usuario “</text:span><text:span text:style-name="T9">Holi666</text:span><text:span text:style-name="T6">” selecciona una carrera, ingresa una cantidad de cuotas menor o igual al máximo de cuotas disponibles </text:span><text:span text:style-name="T9">y no se encuentra inscripto en la carrera.</text:span></text:p>
            </text:list-item>
            <text:list-item>
              <text:p text:style-name="P20">Cuando <text:span text:style-name="T6">un usuario “</text:span><text:span text:style-name="T9">Holi666</text:span><text:span text:style-name="T6">” selecciona una carrera, coloca una cantidad cuotas &lt;= al máximo de cuota disponibles.</text:span></text:p>
            </text:list-item>
            <text:list-item>
              <text:p text:style-name="P19">Entonces <text:span text:style-name="T6">el sistema lo redirige al sistema de validación de tarjeta y pago.</text:span></text:p>
            </text:list-item>
          </text:list>
        </text:list-item>
        <text:list-item>
          <text:p text:style-name="P9"><text:span text:style-name="T2">Escenario 2:</text:span><text:span text:style-name="T6"> Inscripción </text:span><text:span text:style-name="T10">fallida</text:span><text:span text:style-name="T6">, cantidad de cuotas mayores al máximo. </text:span></text:p>
          <text:list>
            <text:list-item>
              <text:p text:style-name="P19"><text:soft-page-break/>Dado<text:span text:style-name="T6"> el usuario “</text:span><text:span text:style-name="T9">Holi666</text:span><text:span text:style-name="T6">” selecciona una carrera, ingresa una cantidad de cuotas mayor al máximo de cuotas disponibles</text:span></text:p>
            </text:list-item>
            <text:list-item>
              <text:p text:style-name="P19">Cuando <text:span text:style-name="T6">un usuario selecciona una carrera, coloca una cantidad cuotas &lt;= al máximo de cuota disponibles.</text:span></text:p>
            </text:list-item>
            <text:list-item>
              <text:p text:style-name="P20">Entonces<text:span text:style-name="T6"> el sistema informara que la cantidad de cuotas supera el máximo.</text:span></text:p>
            </text:list-item>
          </text:list>
        </text:list-item>
        <text:list-item>
          <text:p text:style-name="P27"><text:span text:style-name="T3">Escenario </text:span><text:span text:style-name="T4">3</text:span><text:span text:style-name="T3">: </text:span><text:span text:style-name="T7">Inscripción </text:span><text:span text:style-name="T10">fallida</text:span><text:span text:style-name="T7"> </text:span><text:span text:style-name="T9">por re inscripción de carrera</text:span></text:p>
          <text:list>
            <text:list-item>
              <text:p text:style-name="P20">Dado<text:span text:style-name="T6"> el usuario “</text:span><text:span text:style-name="T9">Holi666</text:span><text:span text:style-name="T6">” selecciona una carrera, </text:span><text:span text:style-name="T9">al cual ya se encuentra inscripta. </text:span></text:p>
            </text:list-item>
            <text:list-item>
              <text:p text:style-name="P20">Cuando <text:span text:style-name="T6">un usuario “</text:span><text:span text:style-name="T9">Holi666</text:span><text:span text:style-name="T6">” selecciona una carrera, coloca una cantidad cuotas &lt;= al máximo de cuota disponibles.</text:span></text:p>
            </text:list-item>
            <text:list-item>
              <text:p text:style-name="P20">Entonces<text:span text:style-name="T6"> el sistema </text:span><text:span text:style-name="T9">informa que el alumno ya esta inscripto en esa carrera</text:span><text:span text:style-name="T6">.</text:span></text:p>
            </text:list-item>
          </text:list>
        </text:list-item>
      </text:list>
      <text:p text:style-name="P4"/>
      <text:p text:style-name="P4">ID: <text:span text:style-name="T6">Pagar estudios</text:span></text:p>
      <text:p text:style-name="P4">Titulo: <text:span text:style-name="T6"><text:s/>Como &lt;</text:span><text:span text:style-name="T10">Usuario</text:span><text:span text:style-name="T6">&gt; quiero &lt;</text:span><text:span text:style-name="T10">pagar la carrera</text:span><text:span text:style-name="T6">&gt; <text:s/>para &lt;</text:span><text:span text:style-name="T10">poder cursarla</text:span><text:span text:style-name="T6">&gt;.</text:span></text:p>
      <text:p text:style-name="P4">Reglas de negocio:<text:span text:style-name="T6"> Pago con tarjeta de cr</text:span><text:span text:style-name="T11">é</text:span><text:span text:style-name="T6">dito.</text:span></text:p>
      <text:p text:style-name="P4">Criterio de aceptación: </text:p>
      <text:list text:style-name="L6">
        <text:list-item>
          <text:p text:style-name="P28"><text:span text:style-name="T3">Escenario 1: </text:span><text:span text:style-name="T1">Pago </text:span><text:span text:style-name="T14">Exitoso</text:span></text:p>
          <text:list>
            <text:list-item>
              <text:p text:style-name="P21">Dado<text:span text:style-name="T6"> </text:span><text:span text:style-name="T10">un usuario “Holi666” que ingrese un numero </text:span><text:span text:style-name="T6">“1114445588556”, </text:span><text:span text:style-name="T10">que corresponde a una </text:span><text:span text:style-name="T6">tarjeta </text:span><text:span text:style-name="T10">de cr</text:span><text:span text:style-name="T11">é</text:span><text:span text:style-name="T10">dito </text:span><text:span text:style-name="T6">y </text:span><text:span text:style-name="T10">que posee </text:span><text:span text:style-name="T6">fondos suficientes.</text:span></text:p>
            </text:list-item>
            <text:list-item>
              <text:p text:style-name="P21">Cuando <text:span text:style-name="T6"><text:s/>se ingresa el numero de tarjeta “1114445588556” y se selecciona pagar</text:span></text:p>
            </text:list-item>
            <text:list-item>
              <text:p text:style-name="P21">Entonces <text:span text:style-name="T6"><text:s/>se acredita el pago emitiendo la factura del pago y la confirmación de la inscripción a la carrera.</text:span><text:span text:style-name="T3"/></text:p>
            </text:list-item>
          </text:list>
        </text:list-item>
        <text:list-item>
          <text:p text:style-name="P29"><text:span text:style-name="T3">Escenario 2: </text:span><text:span text:style-name="T1">Pago </text:span><text:span text:style-name="T14">fallido</text:span><text:span text:style-name="T1"> por fondos insuficientes</text:span></text:p>
          <text:list>
            <text:list-item>
              <text:p text:style-name="P22">Dado<text:span text:style-name="T6"> </text:span><text:span text:style-name="T10">un usuario “Holi666” que ingrese un numero </text:span><text:span text:style-name="T6">“1114445588556”, </text:span><text:span text:style-name="T10">que corresponde a una </text:span><text:span text:style-name="T6">tarjeta </text:span><text:span text:style-name="T10">de crédito </text:span><text:span text:style-name="T6">y </text:span><text:span text:style-name="T10">que no posee </text:span><text:span text:style-name="T6">fondos suficientes.</text:span></text:p>
            </text:list-item>
            <text:list-item>
              <text:p text:style-name="P21">Cuando <text:span text:style-name="T6"><text:s/>se ingresa el numero de tarjeta “1114445588556” y se selecciona pagar</text:span></text:p>
            </text:list-item>
            <text:list-item>
              <text:p text:style-name="P21">Entonces<text:span text:style-name="T6"> <text:s/>El sistema informara que no se posee crédito suficiente para realizar la transacción.</text:span><text:span text:style-name="T3"/></text:p>
            </text:list-item>
          </text:list>
        </text:list-item>
        <text:list-item>
          <text:p text:style-name="P30"><text:span text:style-name="T3">Escenario 3: </text:span><text:span text:style-name="T1">Pago </text:span><text:span text:style-name="T14">fallido</text:span><text:span text:style-name="T1">, </text:span><text:span text:style-name="T14">el numero ingresado no corresponde a una</text:span><text:span text:style-name="T1"> tarjeta </text:span><text:span text:style-name="T14">de crédito</text:span></text:p>
          <text:list>
            <text:list-item>
              <text:p text:style-name="P22">Dado<text:span text:style-name="T6"> </text:span><text:span text:style-name="T10">un usuario “Holi666” que ingrese un numero </text:span><text:span text:style-name="T6">“1114445588556”, </text:span><text:span text:style-name="T10">que no <text:s/>corresponde a una </text:span><text:span text:style-name="T6">tarjeta </text:span><text:span text:style-name="T10">de crédito.</text:span></text:p>
            </text:list-item>
            <text:list-item>
              <text:p text:style-name="P21">Cuando <text:span text:style-name="T6"><text:s/>se ingresa el numero de tarjeta “1114445588557” y se selecciona pagar</text:span></text:p>
            </text:list-item>
            <text:list-item>
              <text:p text:style-name="P21">Entonces<text:span text:style-name="T6"> <text:s text:c="2"/>El sistema informara que no se reconoce el numero como una tarjeta de </text:span><text:span text:style-name="T10">crédito.</text:span><text:span text:style-name="T6"> </text:span></text:p>
              <text:p text:style-name="P22"/>
            </text:list-item>
          </text:list>
        </text:list-item>
        <text:list-item>
          <text:p text:style-name="P29"><text:span text:style-name="T3">Escenario </text:span><text:span text:style-name="T5">4: </text:span><text:span text:style-name="T3"><text:s/></text:span><text:span text:style-name="T1">Pago </text:span><text:span text:style-name="T14">fallido</text:span><text:span text:style-name="T1">, </text:span><text:span text:style-name="T14">error de conexión con el servidor del banco</text:span></text:p>
          <text:list>
            <text:list-item>
              <text:p text:style-name="P22">Dado<text:span text:style-name="T6"> </text:span><text:span text:style-name="T10">un usuario “Holi666” que ingrese un numero </text:span><text:span text:style-name="T6">“1114445588556”</text:span><text:span text:style-name="T10">.</text:span></text:p>
            </text:list-item>
            <text:list-item>
              <text:p text:style-name="P22">Cuando <text:span text:style-name="T6"><text:s/>se ingresa el numero de tarjeta “1114445588557” y se selecciona pagar</text:span></text:p>
            </text:list-item>
            <text:list-item>
              <text:p text:style-name="P22">Entonces<text:span text:style-name="T6"> <text:s text:c="2"/>El sistema informara que no se </text:span><text:span text:style-name="T10">pudo conectar con el servidor del banco</text:span><text:span text:style-name="T6">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7:38:50.481000000</meta:creation-date>
    <dc:date>2023-10-13T13:47:44.307000000</dc:date>
    <meta:editing-duration>PT5H52M54S</meta:editing-duration>
    <meta:editing-cycles>6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101" meta:word-count="1207" meta:character-count="7299" meta:non-whitespace-character-count="6234"/>
  </office:meta>
</office:document-meta>
</file>